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</text:p>
          </table:table-cell>
          <table:table-cell office:value-type="string" table:style-name="ce1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4nm16mca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4nm16mca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2">
            <text:p>4nm16mca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2">
            <text:p>4nm16mca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2">
            <text:p>4nm16mca35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Sheet2" table:style-name="ta1">
        <table:table-column table:style-name="co4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sr</text:p>
          </table:table-cell>
          <table:table-cell office:value-type="string" table:style-name="ce1">
            <text:p>e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dsd</text:p>
          </table:table-cell>
          <table:table-cell office:value-type="string" table:style-name="ce1">
            <text:p>ssd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dc:creator>HP</dc:creator>
    <meta:creation-date>2016-09-17T10:35:21Z</meta:creation-date>
    <dc:date>2018-01-15T13:56:08Z</dc:date>
    <meta:editing-cycles>5</meta:editing-cycles>
    <meta:editing-duration>PT1627S</meta:editing-duration>
  </office:meta>
</office:document-meta>
</file>